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freesans, sans-serif"/>
    <style:font-face style:name="Arimo" svg:font-family="Arimo, Arial, FreeSans, Helvetica, sans-serif"/>
    <style:font-face style:name="Benton Sans" svg:font-family="'Benton Sans', apple-system, BlinkMacSystemFont, Roboto, 'Helvetica Neue', Helvetica, Tahoma, Arial, sans-serif"/>
    <style:font-face style:name="Helmet" svg:font-family="Helmet, Freesans, Helvetica, Arial, sans-serif"/>
    <style:font-face style:name="Helvetica" svg:font-family="Helvetica, sans-serif"/>
    <style:font-face style:name="HelveticaNeue-Light" svg:font-family="HelveticaNeue-Light, HelvLightIBM, Arial, sans-serif"/>
    <style:font-face style:name="Lohit Marathi1" svg:font-family="'Lohit Marathi'"/>
    <style:font-face style:name="Roboto" svg:font-family="Roboto, Arial, sans-serif"/>
    <style:font-face style:name="Source Sans Pro" svg:font-family="'Source Sans Pro', 'Helvetica Neue', Helvetica, Arial, sans-serif"/>
    <style:font-face style:name="arial" svg:font-family="arial, sans-serif"/>
    <style:font-face style:name="proxima-nova" svg:font-family="proxima-nov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rsid="020e1ad4" officeooo:paragraph-rsid="020e1ad4" style:font-weight-asian="bold" style:font-weight-complex="bold"/>
    </style:style>
    <style:style style:name="P2" style:family="paragraph" style:parent-style-name="Text_20_body">
      <style:text-properties fo:font-weight="bold" officeooo:rsid="020e1ad4" officeooo:paragraph-rsid="0218d0e0" style:font-weight-asian="bold" style:font-weight-complex="bold"/>
    </style:style>
    <style:style style:name="P3" style:family="paragraph" style:parent-style-name="Text_20_body">
      <style:text-properties fo:font-weight="bold" officeooo:rsid="020e1ad4" officeooo:paragraph-rsid="021cf88f" style:font-weight-asian="bold" style:font-weight-complex="bold"/>
    </style:style>
    <style:style style:name="P4" style:family="paragraph" style:parent-style-name="Text_20_body">
      <style:text-properties fo:font-weight="bold" officeooo:rsid="020fcb62" officeooo:paragraph-rsid="020fcb62" style:font-weight-asian="bold" style:font-weight-complex="bold"/>
    </style:style>
    <style:style style:name="P5" style:family="paragraph" style:parent-style-name="Text_20_body">
      <style:text-properties fo:font-weight="bold" officeooo:rsid="0211a4ee" officeooo:paragraph-rsid="021933fd" style:font-weight-asian="bold" style:font-weight-complex="bold"/>
    </style:style>
    <style:style style:name="P6" style:family="paragraph" style:parent-style-name="Text_20_body">
      <style:text-properties fo:font-weight="bold" officeooo:rsid="0211a4ee" officeooo:paragraph-rsid="021a2fa6" style:font-weight-asian="bold" style:font-weight-complex="bold"/>
    </style:style>
    <style:style style:name="P7" style:family="paragraph" style:parent-style-name="Text_20_body">
      <style:text-properties fo:font-weight="bold" officeooo:rsid="0211a4ee" officeooo:paragraph-rsid="021cf88f" style:font-weight-asian="bold" style:font-weight-complex="bold"/>
    </style:style>
    <style:style style:name="P8" style:family="paragraph" style:parent-style-name="Text_20_body">
      <style:text-properties fo:font-weight="bold" officeooo:rsid="0211a4ee" officeooo:paragraph-rsid="021dd8c6" style:font-weight-asian="bold" style:font-weight-complex="bold"/>
    </style:style>
    <style:style style:name="P9" style:family="paragraph" style:parent-style-name="Text_20_body">
      <style:text-properties fo:font-weight="bold" officeooo:rsid="0211a4ee" officeooo:paragraph-rsid="021df204" style:font-weight-asian="bold" style:font-weight-complex="bold"/>
    </style:style>
    <style:style style:name="P10" style:family="paragraph" style:parent-style-name="Text_20_body">
      <style:text-properties fo:font-weight="bold" officeooo:rsid="0211a4ee" officeooo:paragraph-rsid="02257089" style:font-weight-asian="bold" style:font-weight-complex="bold"/>
    </style:style>
    <style:style style:name="P11" style:family="paragraph" style:parent-style-name="Text_20_body">
      <style:text-properties fo:font-weight="bold" officeooo:rsid="0212fc4a" officeooo:paragraph-rsid="021cf88f" style:font-weight-asian="bold" style:font-weight-complex="bold"/>
    </style:style>
    <style:style style:name="P12" style:family="paragraph" style:parent-style-name="Text_20_body">
      <style:text-properties fo:font-weight="bold" officeooo:rsid="022682c9" officeooo:paragraph-rsid="022682c9" style:font-weight-asian="bold" style:font-weight-complex="bold"/>
    </style:style>
    <style:style style:name="P13" style:family="paragraph" style:parent-style-name="Text_20_body">
      <style:text-properties officeooo:paragraph-rsid="020e0393"/>
    </style:style>
    <style:style style:name="P14" style:family="paragraph" style:parent-style-name="Text_20_body">
      <style:text-properties officeooo:paragraph-rsid="0216f81c"/>
    </style:style>
    <style:style style:name="P15" style:family="paragraph" style:parent-style-name="Text_20_body">
      <style:text-properties officeooo:paragraph-rsid="021788bf"/>
    </style:style>
    <style:style style:name="P16" style:family="paragraph" style:parent-style-name="Text_20_body">
      <style:text-properties fo:font-variant="normal" fo:text-transform="none" fo:color="#323232" style:font-name="HelveticaNeue-Light" fo:font-size="12pt" fo:letter-spacing="normal" fo:font-style="normal" fo:font-weight="normal" officeooo:paragraph-rsid="021a2fa6"/>
    </style:style>
    <style:style style:name="P17" style:family="paragraph" style:parent-style-name="Text_20_body">
      <style:text-properties fo:font-variant="normal" fo:text-transform="none" fo:color="#000000" style:font-name="Arimo" fo:font-size="12pt" fo:letter-spacing="normal" fo:font-style="normal" fo:font-weight="normal" officeooo:paragraph-rsid="021cf88f"/>
    </style:style>
    <style:style style:name="P18" style:family="paragraph" style:parent-style-name="Text_20_body">
      <style:text-properties officeooo:paragraph-rsid="021cf88f"/>
    </style:style>
    <style:style style:name="P19" style:family="paragraph" style:parent-style-name="Text_20_body">
      <style:text-properties fo:font-weight="normal" officeooo:paragraph-rsid="021cf88f"/>
    </style:style>
    <style:style style:name="P20" style:family="paragraph" style:parent-style-name="Text_20_body">
      <style:text-properties officeooo:paragraph-rsid="021df204"/>
    </style:style>
    <style:style style:name="P21" style:family="paragraph" style:parent-style-name="Text_20_body">
      <style:text-properties officeooo:paragraph-rsid="022193e8"/>
    </style:style>
    <style:style style:name="P22" style:family="paragraph" style:parent-style-name="Text_20_body">
      <style:text-properties officeooo:paragraph-rsid="0222ca5a"/>
    </style:style>
    <style:style style:name="T1" style:family="text">
      <style:text-properties fo:font-weight="bold" officeooo:rsid="0147670a" style:font-weight-asian="bold" style:font-weight-complex="bold"/>
    </style:style>
    <style:style style:name="T2" style:family="text">
      <style:text-properties fo:font-weight="bold" officeooo:rsid="02034bcc" style:font-weight-asian="bold" style:font-weight-complex="bold"/>
    </style:style>
    <style:style style:name="T3" style:family="text">
      <style:text-properties fo:font-weight="bold" officeooo:rsid="01dc88ca" style:font-weight-asian="bold" style:font-weight-complex="bold"/>
    </style:style>
    <style:style style:name="T4" style:family="text">
      <style:text-properties fo:font-weight="bold" officeooo:rsid="02095287" style:font-weight-asian="bold" style:font-weight-complex="bold"/>
    </style:style>
    <style:style style:name="T5" style:family="text">
      <style:text-properties fo:font-weight="bold" officeooo:rsid="0216f81c" style:font-weight-asian="bold" style:font-weight-complex="bold"/>
    </style:style>
    <style:style style:name="T6" style:family="text">
      <style:text-properties fo:font-weight="bold" officeooo:rsid="021cf88f" style:font-weight-asian="bold" style:font-weight-complex="bold"/>
    </style:style>
    <style:style style:name="T7" style:family="text">
      <style:text-properties fo:font-weight="bold" officeooo:rsid="02260525" style:font-weight-asian="bold" style:font-weight-complex="bold"/>
    </style:style>
    <style:style style:name="T8" style:family="text">
      <style:text-properties fo:font-weight="normal" officeooo:rsid="02095287" style:font-weight-asian="normal" style:font-weight-complex="normal"/>
    </style:style>
    <style:style style:name="T9" style:family="text">
      <style:text-properties fo:font-weight="normal" officeooo:rsid="020abe3f" style:font-weight-asian="normal" style:font-weight-complex="normal"/>
    </style:style>
    <style:style style:name="T10" style:family="text">
      <style:text-properties fo:font-weight="normal" officeooo:rsid="020b51b9" style:font-weight-asian="normal" style:font-weight-complex="normal"/>
    </style:style>
    <style:style style:name="T11" style:family="text">
      <style:text-properties fo:font-weight="normal" officeooo:rsid="020c4a4e" style:font-weight-asian="normal" style:font-weight-complex="normal"/>
    </style:style>
    <style:style style:name="T12" style:family="text">
      <style:text-properties fo:font-weight="normal" officeooo:rsid="0216f81c" style:font-weight-asian="normal" style:font-weight-complex="normal"/>
    </style:style>
    <style:style style:name="T13"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14" style:family="text">
      <style:text-properties fo:font-variant="normal" fo:text-transform="none" fo:color="#000000" style:font-name="Liberation Serif" fo:font-size="12pt" fo:letter-spacing="normal" fo:font-style="normal" fo:font-weight="normal" officeooo:rsid="020abe3f" style:font-weight-asian="normal" style:font-weight-complex="normal"/>
    </style:style>
    <style:style style:name="T15" style:family="text">
      <style:text-properties fo:font-variant="normal" fo:text-transform="none" fo:color="#000000" style:font-name="Liberation Serif" fo:font-size="12pt" fo:letter-spacing="normal" fo:font-style="normal" fo:font-weight="normal" officeooo:rsid="020fcb62" style:font-weight-asian="normal" style:font-weight-complex="normal"/>
    </style:style>
    <style:style style:name="T16" style:family="text">
      <style:text-properties fo:font-variant="normal" fo:text-transform="none" fo:color="#000000" style:font-name="Liberation Serif" fo:font-size="12pt" fo:letter-spacing="normal" fo:font-style="normal" fo:font-weight="normal" officeooo:rsid="0211a4ee" style:font-weight-asian="normal" style:font-weight-complex="normal"/>
    </style:style>
    <style:style style:name="T17" style:family="text">
      <style:text-properties fo:font-variant="normal" fo:text-transform="none" fo:color="#000000" style:font-name="Liberation Serif" fo:font-size="12pt" fo:letter-spacing="normal" fo:font-style="normal" fo:font-weight="normal" officeooo:rsid="020e1ad4" style:font-weight-asian="normal" style:font-weight-complex="normal"/>
    </style:style>
    <style:style style:name="T18" style:family="text">
      <style:text-properties fo:font-variant="normal" fo:text-transform="none" fo:color="#000000" style:font-name="Liberation Serif" fo:font-size="12pt" fo:letter-spacing="normal" fo:font-style="normal" fo:font-weight="normal" officeooo:rsid="0212dd5e" style:font-weight-asian="normal" style:font-weight-complex="normal"/>
    </style:style>
    <style:style style:name="T19" style:family="text">
      <style:text-properties fo:font-variant="normal" fo:text-transform="none" fo:color="#000000" style:font-name="Liberation Serif" fo:font-size="12pt" fo:letter-spacing="normal" fo:font-style="normal" fo:font-weight="normal" officeooo:rsid="0212fc4a" style:font-weight-asian="normal" style:font-weight-complex="normal"/>
    </style:style>
    <style:style style:name="T20" style:family="text">
      <style:text-properties fo:font-variant="normal" fo:text-transform="none" fo:color="#000000" style:font-name="Liberation Serif" fo:font-size="12pt" fo:letter-spacing="normal" fo:font-style="normal" fo:font-weight="normal" officeooo:rsid="02152cd8" style:font-weight-asian="normal" style:font-weight-complex="normal"/>
    </style:style>
    <style:style style:name="T21" style:family="text">
      <style:text-properties fo:font-variant="normal" fo:text-transform="none" fo:color="#000000" style:font-name="Liberation Serif" fo:font-size="12pt" fo:letter-spacing="normal" fo:font-style="normal" fo:font-weight="normal" officeooo:rsid="0216f81c" style:font-weight-asian="normal" style:font-weight-complex="normal"/>
    </style:style>
    <style:style style:name="T22" style:family="text">
      <style:text-properties fo:font-variant="normal" fo:text-transform="none" fo:color="#000000" style:font-name="Liberation Serif" fo:font-size="12pt" fo:letter-spacing="normal" fo:font-style="normal" fo:font-weight="normal" officeooo:rsid="02260525" style:font-weight-asian="normal" style:font-weight-complex="normal"/>
    </style:style>
    <style:style style:name="T23" style:family="text">
      <style:text-properties fo:font-variant="normal" fo:text-transform="none" fo:color="#000000" style:font-name="Liberation Serif" fo:font-size="12pt" fo:letter-spacing="normal" fo:font-style="normal" fo:font-weight="normal" officeooo:rsid="0216f81c" style:font-size-asian="12pt" style:font-weight-asian="normal" style:font-size-complex="12pt" style:font-weight-complex="normal"/>
    </style:style>
    <style:style style:name="T24" style:family="text">
      <style:text-properties fo:font-variant="normal" fo:text-transform="none" fo:color="#000000" style:font-name="Liberation Serif" fo:font-size="12pt" fo:letter-spacing="normal" fo:font-style="normal" fo:font-weight="normal" officeooo:rsid="021788bf" style:font-size-asian="12pt" style:font-weight-asian="normal" style:font-size-complex="12pt" style:font-weight-complex="normal"/>
    </style:style>
    <style:style style:name="T25" style:family="text">
      <style:text-properties fo:font-variant="normal" fo:text-transform="none" fo:color="#000000" style:font-name="Liberation Serif" fo:font-size="12pt" fo:letter-spacing="normal" fo:font-style="normal" fo:font-weight="normal" officeooo:rsid="021933fd" fo:background-color="transparent" loext:char-shading-value="0" style:font-size-asian="12pt" style:font-weight-asian="normal" style:font-size-complex="12pt" style:font-weight-complex="normal"/>
    </style:style>
    <style:style style:name="T26" style:family="text">
      <style:text-properties fo:font-variant="normal" fo:text-transform="none" fo:color="#000000" style:font-name="Liberation Serif" fo:font-size="12pt" fo:letter-spacing="normal" fo:font-style="normal" fo:font-weight="normal" officeooo:rsid="021a2fa6" fo:background-color="transparent" loext:char-shading-value="0" style:font-size-asian="12pt" style:font-weight-asian="normal" style:font-size-complex="12pt" style:font-weight-complex="normal"/>
    </style:style>
    <style:style style:name="T27" style:family="text">
      <style:text-properties fo:font-variant="normal" fo:text-transform="none" fo:color="#000000" style:font-name="Liberation Serif" fo:font-size="12pt" fo:letter-spacing="normal" fo:font-style="normal" fo:font-weight="normal" officeooo:rsid="021a2fa6" fo:background-color="transparent" loext:char-shading-value="0" style:font-size-asian="12pt" style:font-weight-asian="normal" style:font-size-complex="12pt" style:font-weight-complex="normal" loext:padding="0cm" loext:border="none"/>
    </style:style>
    <style:style style:name="T28" style:family="text">
      <style:text-properties fo:font-variant="normal" fo:text-transform="none" fo:color="#000000" style:font-name="Liberation Serif" fo:font-size="12pt" fo:letter-spacing="normal" fo:font-style="normal" fo:font-weight="normal" officeooo:rsid="0212fc4a" fo:background-color="transparent" loext:char-shading-value="0" style:font-size-asian="12pt" style:font-weight-asian="normal" style:font-size-complex="12pt" style:font-weight-complex="normal"/>
    </style:style>
    <style:style style:name="T29" style:family="text">
      <style:text-properties fo:font-variant="normal" fo:text-transform="none" fo:color="#000000" style:font-name="Liberation Serif" fo:font-size="12pt" fo:letter-spacing="normal" fo:font-style="normal" fo:font-weight="normal" officeooo:rsid="021cf88f" fo:background-color="transparent" loext:char-shading-value="0" style:font-size-asian="12pt" style:font-weight-asian="normal" style:font-size-complex="12pt" style:font-weight-complex="normal"/>
    </style:style>
    <style:style style:name="T30" style:family="text">
      <style:text-properties fo:font-variant="normal" fo:text-transform="none" fo:color="#000000" style:font-name="Liberation Serif" fo:font-size="12pt" fo:letter-spacing="normal" fo:font-style="normal" fo:font-weight="normal" officeooo:rsid="021df204" fo:background-color="transparent" loext:char-shading-value="0"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fo:font-weight="normal" officeooo:rsid="021f4b6c" fo:background-color="transparent" loext:char-shading-value="0"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fo:font-weight="normal" officeooo:rsid="02213a55" fo:background-color="transparent" loext:char-shading-value="0"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fo:font-weight="normal" officeooo:rsid="022193e8" fo:background-color="transparent" loext:char-shading-value="0" style:font-size-asian="12pt" style:font-weight-asian="normal" style:font-size-complex="12pt" style:font-weight-complex="normal"/>
    </style:style>
    <style:style style:name="T34" style:family="text">
      <style:text-properties fo:font-variant="normal" fo:text-transform="none" fo:color="#000000" style:font-name="Liberation Serif" fo:font-size="12pt" fo:letter-spacing="normal" fo:font-style="normal" fo:font-weight="normal" officeooo:rsid="0222ca5a" fo:background-color="transparent" loext:char-shading-value="0" style:font-size-asian="12pt" style:font-weight-asian="normal" style:font-size-complex="12pt" style:font-weight-complex="normal"/>
    </style:style>
    <style:style style:name="T35" style:family="text">
      <style:text-properties fo:font-variant="normal" fo:text-transform="none" fo:color="#000000" style:font-name="Liberation Serif" fo:font-size="12pt" fo:letter-spacing="normal" fo:font-style="normal" fo:font-weight="normal" officeooo:rsid="0223bf35" fo:background-color="transparent" loext:char-shading-value="0" style:font-size-asian="12pt"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fo:font-weight="normal" officeooo:rsid="02257089" fo:background-color="transparent" loext:char-shading-value="0" style:font-size-asian="12pt" style:font-weight-asian="normal" style:font-size-complex="12pt" style:font-weight-complex="normal"/>
    </style:style>
    <style:style style:name="T37" style:family="text">
      <style:text-properties fo:font-variant="normal" fo:text-transform="none" fo:color="#000000" style:font-name="Liberation Serif" fo:font-size="12pt" fo:letter-spacing="normal" fo:font-style="normal" fo:font-weight="normal" officeooo:rsid="023602c5" fo:background-color="transparent" loext:char-shading-value="0" style:font-size-asian="12pt" style:font-weight-asian="normal" style:font-size-complex="12pt" style:font-weight-complex="normal"/>
    </style:style>
    <style:style style:name="T38" style:family="text">
      <style:text-properties fo:font-variant="normal" fo:text-transform="none" fo:color="#000000" style:font-name="Liberation Serif" fo:font-size="12pt" fo:letter-spacing="normal" fo:font-style="normal" fo:font-weight="bold" officeooo:rsid="021788bf" style:font-size-asian="12pt" style:font-weight-asian="bold" style:font-size-complex="12pt" style:font-weight-complex="bold"/>
    </style:style>
    <style:style style:name="T39" style:family="text">
      <style:text-properties fo:font-variant="normal" fo:text-transform="none" fo:color="#000000" style:font-name="Liberation Serif" fo:font-size="12pt" fo:letter-spacing="normal" fo:font-style="normal" fo:font-weight="bold" officeooo:rsid="021cf88f" style:font-size-asian="12pt" style:font-weight-asian="bold" style:font-size-complex="12pt" style:font-weight-complex="bold"/>
    </style:style>
    <style:style style:name="T40" style:family="text">
      <style:text-properties fo:font-variant="normal" fo:text-transform="none" fo:color="#000000" style:font-name="Liberation Serif" fo:font-size="12pt" fo:letter-spacing="normal" fo:font-style="normal" fo:font-weight="bold" officeooo:rsid="02260525" style:font-size-asian="12pt" style:font-weight-asian="bold" style:font-size-complex="12pt" style:font-weight-complex="bold"/>
    </style:style>
    <style:style style:name="T41" style:family="text">
      <style:text-properties fo:font-variant="normal" fo:text-transform="none" fo:color="#000000" style:font-name="Liberation Serif" fo:font-size="12pt" fo:letter-spacing="normal" fo:font-style="normal" fo:font-weight="bold" officeooo:rsid="0227b1f1" style:font-size-asian="12pt" style:font-weight-asian="bold" style:font-size-complex="12pt" style:font-weight-complex="bold"/>
    </style:style>
    <style:style style:name="T42" style:family="text">
      <style:text-properties fo:font-variant="normal" fo:text-transform="none" fo:color="#000000" style:font-name="Liberation Serif" fo:font-size="12pt" fo:letter-spacing="normal" fo:font-style="normal" fo:font-weight="bold" officeooo:rsid="021788bf" fo:background-color="transparent" loext:char-shading-value="0" style:font-size-asian="12pt" style:font-weight-asian="bold" style:font-size-complex="12pt" style:font-weight-complex="bold"/>
    </style:style>
    <style:style style:name="T43" style:family="text">
      <style:text-properties fo:font-variant="normal" fo:text-transform="none" fo:color="#000000" style:font-name="Liberation Serif" fo:font-size="12pt" fo:letter-spacing="normal" fo:font-style="normal" fo:font-weight="bold" officeooo:rsid="0218d0e0" fo:background-color="transparent" loext:char-shading-value="0" style:font-size-asian="12pt" style:font-weight-asian="bold" style:font-size-complex="12pt" style:font-weight-complex="bold"/>
    </style:style>
    <style:style style:name="T44" style:family="text">
      <style:text-properties fo:font-variant="normal" fo:text-transform="none" fo:color="#000000" style:font-name="Liberation Serif" fo:font-size="12pt" fo:letter-spacing="normal" fo:font-style="normal" fo:font-weight="bold" officeooo:rsid="021933fd" fo:background-color="transparent" loext:char-shading-value="0" style:font-size-asian="12pt" style:font-weight-asian="bold" style:font-size-complex="12pt" style:font-weight-complex="bold"/>
    </style:style>
    <style:style style:name="T45" style:family="text">
      <style:text-properties fo:font-variant="normal" fo:text-transform="none" fo:color="#000000" style:font-name="Liberation Serif" fo:font-size="12pt" fo:letter-spacing="normal" fo:font-style="normal" fo:font-weight="bold" officeooo:rsid="021a2fa6" fo:background-color="transparent" loext:char-shading-value="0" style:font-size-asian="12pt" style:font-weight-asian="bold" style:font-size-complex="12pt" style:font-weight-complex="bold"/>
    </style:style>
    <style:style style:name="T46" style:family="text">
      <style:text-properties fo:font-variant="normal" fo:text-transform="none" fo:color="#000000" style:font-name="Liberation Serif" fo:font-size="12pt" fo:letter-spacing="normal" fo:font-style="normal" fo:font-weight="bold" officeooo:rsid="021cf88f" fo:background-color="transparent" loext:char-shading-value="0" style:font-size-asian="12pt" style:font-weight-asian="bold" style:font-size-complex="12pt" style:font-weight-complex="bold"/>
    </style:style>
    <style:style style:name="T47" style:family="text">
      <style:text-properties fo:font-variant="normal" fo:text-transform="none" fo:color="#000000" style:font-name="Liberation Serif" fo:font-size="12pt" fo:letter-spacing="normal" fo:font-style="normal" fo:font-weight="bold" officeooo:rsid="01784571" fo:background-color="transparent" loext:char-shading-value="0" style:font-size-asian="12pt" style:font-weight-asian="bold" style:font-size-complex="12pt" style:font-weight-complex="bold"/>
    </style:style>
    <style:style style:name="T48" style:family="text">
      <style:text-properties fo:font-variant="normal" fo:text-transform="none" fo:color="#000000" style:font-name="Liberation Serif" fo:font-size="12pt" fo:letter-spacing="normal" fo:font-style="normal" fo:font-weight="bold" officeooo:rsid="01a9d703" fo:background-color="transparent" loext:char-shading-value="0" style:font-size-asian="12pt" style:font-weight-asian="bold" style:font-size-complex="12pt" style:font-weight-complex="bold"/>
    </style:style>
    <style:style style:name="T49" style:family="text">
      <style:text-properties fo:font-variant="normal" fo:text-transform="none" fo:color="#000000" style:font-name="Liberation Serif" fo:font-size="12pt" fo:letter-spacing="normal" fo:font-style="normal" fo:font-weight="bold" officeooo:rsid="01eeb9da" fo:background-color="transparent" loext:char-shading-value="0" style:font-size-asian="12pt" style:font-weight-asian="bold" style:font-size-complex="12pt" style:font-weight-complex="bold"/>
    </style:style>
    <style:style style:name="T50" style:family="text">
      <style:text-properties fo:font-variant="normal" fo:text-transform="none" fo:color="#000000" style:font-name="Liberation Serif" fo:font-size="12pt" fo:letter-spacing="normal" fo:font-style="normal" fo:font-weight="bold" officeooo:rsid="01827b95" fo:background-color="transparent" loext:char-shading-value="0" style:font-size-asian="12pt" style:font-weight-asian="bold" style:font-size-complex="12pt" style:font-weight-complex="bold"/>
    </style:style>
    <style:style style:name="T51" style:family="text">
      <style:text-properties fo:font-variant="normal" fo:text-transform="none" fo:color="#000000" style:font-name="Liberation Serif" fo:font-size="12pt" fo:letter-spacing="normal" fo:font-style="normal" fo:font-weight="bold" officeooo:rsid="021dd8c6" fo:background-color="transparent" loext:char-shading-value="0" style:font-size-asian="12pt" style:font-weight-asian="bold" style:font-size-complex="12pt" style:font-weight-complex="bold"/>
    </style:style>
    <style:style style:name="T52" style:family="text">
      <style:text-properties fo:font-variant="normal" fo:text-transform="none" fo:color="#000000" style:font-name="Liberation Serif" fo:font-size="12pt" fo:letter-spacing="normal" fo:font-style="normal" fo:font-weight="bold" officeooo:rsid="021df204" fo:background-color="transparent" loext:char-shading-value="0" style:font-size-asian="12pt" style:font-weight-asian="bold" style:font-size-complex="12pt" style:font-weight-complex="bold"/>
    </style:style>
    <style:style style:name="T53" style:family="text">
      <style:text-properties fo:font-variant="normal" fo:text-transform="none" fo:color="#000000" style:font-name="Liberation Serif" fo:font-size="12pt" fo:letter-spacing="normal" fo:font-style="normal" fo:font-weight="bold" officeooo:rsid="0221417b" fo:background-color="transparent" loext:char-shading-value="0" style:font-size-asian="12pt" style:font-weight-asian="bold" style:font-size-complex="12pt" style:font-weight-complex="bold"/>
    </style:style>
    <style:style style:name="T54" style:family="text">
      <style:text-properties fo:font-variant="normal" fo:text-transform="none" fo:color="#000000" style:font-name="Liberation Serif" fo:font-size="12pt" fo:letter-spacing="normal" fo:font-style="normal" fo:font-weight="bold" officeooo:rsid="0223bf35" fo:background-color="transparent" loext:char-shading-value="0" style:font-size-asian="12pt" style:font-weight-asian="bold" style:font-size-complex="12pt" style:font-weight-complex="bold"/>
    </style:style>
    <style:style style:name="T55" style:family="text">
      <style:text-properties fo:font-variant="normal" fo:text-transform="none" fo:color="#000000" style:font-name="Liberation Serif" fo:font-size="12pt" fo:letter-spacing="normal" fo:font-style="normal" fo:font-weight="bold" officeooo:rsid="02257089" fo:background-color="transparent" loext:char-shading-value="0" style:font-size-asian="12pt" style:font-weight-asian="bold" style:font-size-complex="12pt" style:font-weight-complex="bold"/>
    </style:style>
    <style:style style:name="T56" style:family="text">
      <style:text-properties fo:font-variant="normal" fo:text-transform="none" fo:color="#000000" style:font-name="Liberation Serif" fo:font-size="12pt" fo:letter-spacing="normal" fo:font-style="normal" fo:font-weight="bold" officeooo:rsid="02260525" fo:background-color="transparent" loext:char-shading-value="0" style:font-size-asian="12pt" style:font-weight-asian="bold" style:font-size-complex="12pt" style:font-weight-complex="bold"/>
    </style:style>
    <style:style style:name="T57" style:family="text">
      <style:text-properties fo:font-variant="normal" fo:text-transform="none" fo:color="#000000" style:font-name="Liberation Serif" fo:font-size="12pt" fo:letter-spacing="normal" fo:font-style="normal" fo:font-weight="bold" officeooo:rsid="0229952b" fo:background-color="transparent" loext:char-shading-value="0" style:font-size-asian="12pt" style:font-weight-asian="bold" style:font-size-complex="12pt" style:font-weight-complex="bold"/>
    </style:style>
    <style:style style:name="T58" style:family="text">
      <style:text-properties fo:font-variant="normal" fo:text-transform="none" fo:color="#000000" style:font-name="Liberation Serif" fo:font-size="12pt" fo:letter-spacing="normal" fo:font-style="normal" fo:font-weight="bold" officeooo:rsid="022aed84" fo:background-color="transparent" loext:char-shading-value="0" style:font-size-asian="12pt" style:font-weight-asian="bold" style:font-size-complex="12pt" style:font-weight-complex="bold"/>
    </style:style>
    <style:style style:name="T59" style:family="text">
      <style:text-properties fo:font-variant="normal" fo:text-transform="none" fo:color="#000000" style:font-name="Liberation Serif" fo:font-size="12pt" fo:letter-spacing="normal" fo:font-style="normal" fo:font-weight="bold" officeooo:rsid="022d0987" fo:background-color="transparent" loext:char-shading-value="0" style:font-size-asian="12pt" style:font-weight-asian="bold" style:font-size-complex="12pt" style:font-weight-complex="bold"/>
    </style:style>
    <style:style style:name="T60" style:family="text">
      <style:text-properties fo:font-variant="normal" fo:text-transform="none" fo:color="#000000" style:font-name="Liberation Serif" fo:font-size="12pt" fo:letter-spacing="normal" fo:font-style="normal" fo:font-weight="bold" officeooo:rsid="022ea4e5" fo:background-color="transparent" loext:char-shading-value="0" style:font-size-asian="12pt" style:font-weight-asian="bold" style:font-size-complex="12pt" style:font-weight-complex="bold"/>
    </style:style>
    <style:style style:name="T61" style:family="text">
      <style:text-properties fo:font-variant="normal" fo:text-transform="none" fo:color="#000000" style:font-name="Liberation Serif" fo:font-size="12pt" fo:letter-spacing="normal" fo:font-style="normal" fo:font-weight="bold" officeooo:rsid="022fbfe3" fo:background-color="transparent" loext:char-shading-value="0" style:font-size-asian="12pt" style:font-weight-asian="bold" style:font-size-complex="12pt" style:font-weight-complex="bold"/>
    </style:style>
    <style:style style:name="T62" style:family="text">
      <style:text-properties fo:font-variant="normal" fo:text-transform="none" fo:color="#000000" style:font-name="Liberation Serif" fo:font-size="12pt" fo:letter-spacing="normal" fo:font-style="normal" fo:font-weight="bold" officeooo:rsid="0230c275" fo:background-color="transparent" loext:char-shading-value="0" style:font-size-asian="12pt" style:font-weight-asian="bold" style:font-size-complex="12pt" style:font-weight-complex="bold"/>
    </style:style>
    <style:style style:name="T63" style:family="text">
      <style:text-properties fo:font-variant="normal" fo:text-transform="none" fo:color="#000000" style:font-name="Liberation Serif" fo:font-size="12pt" fo:letter-spacing="normal" fo:font-style="normal" fo:font-weight="bold" officeooo:rsid="02319883" fo:background-color="transparent" loext:char-shading-value="0" style:font-size-asian="12pt" style:font-weight-asian="bold" style:font-size-complex="12pt" style:font-weight-complex="bold"/>
    </style:style>
    <style:style style:name="T64" style:family="text">
      <style:text-properties fo:font-variant="normal" fo:text-transform="none" fo:color="#000000" style:font-name="Liberation Serif" fo:font-size="12pt" fo:letter-spacing="normal" fo:font-style="normal" fo:font-weight="bold" officeooo:rsid="02328568" fo:background-color="transparent" loext:char-shading-value="0" style:font-size-asian="12pt" style:font-weight-asian="bold" style:font-size-complex="12pt" style:font-weight-complex="bold"/>
    </style:style>
    <style:style style:name="T65" style:family="text">
      <style:text-properties fo:font-variant="normal" fo:text-transform="none" fo:color="#000000" style:font-name="Liberation Serif" fo:font-size="12pt" fo:letter-spacing="normal" fo:font-style="normal" fo:font-weight="bold" officeooo:rsid="0237dd8b" fo:background-color="transparent" loext:char-shading-value="0" style:font-size-asian="12pt" style:font-weight-asian="bold" style:font-size-complex="12pt" style:font-weight-complex="bold"/>
    </style:style>
    <style:style style:name="T66" style:family="text">
      <style:text-properties fo:font-variant="normal" fo:text-transform="none" fo:color="#000000" style:font-name="Liberation Serif" fo:font-size="12pt" fo:letter-spacing="normal" fo:font-style="normal" fo:font-weight="bold" officeooo:rsid="0237f17e" fo:background-color="transparent" loext:char-shading-value="0" style:font-size-asian="12pt" style:font-weight-asian="bold" style:font-size-complex="12pt" style:font-weight-complex="bold"/>
    </style:style>
    <style:style style:name="T67" style:family="text">
      <style:text-properties fo:font-variant="normal" fo:text-transform="none" fo:color="#000000" style:font-name="Liberation Serif" fo:font-size="12pt" fo:letter-spacing="normal" fo:font-style="normal" officeooo:rsid="02257089" fo:background-color="transparent" loext:char-shading-value="0" style:font-size-asian="12pt" style:font-size-complex="12pt"/>
    </style:style>
    <style:style style:name="T68" style:family="text">
      <style:text-properties fo:font-variant="normal" fo:text-transform="none" fo:color="#000000" style:font-name="Liberation Serif" fo:font-size="12pt" fo:letter-spacing="normal" fo:font-style="normal" style:font-weight-asian="normal" style:font-weight-complex="normal"/>
    </style:style>
    <style:style style:name="T69" style:family="text">
      <style:text-properties fo:font-variant="normal" fo:text-transform="none" fo:color="#000000" style:font-name="Liberation Serif" fo:font-size="12pt" fo:letter-spacing="normal" fo:font-style="normal" officeooo:rsid="021cf88f" style:font-weight-asian="normal" style:font-weight-complex="normal"/>
    </style:style>
    <style:style style:name="T70" style:family="text">
      <style:text-properties fo:font-variant="normal" fo:text-transform="none" fo:color="#000000" style:font-name="Liberation Serif" fo:font-size="12pt" fo:letter-spacing="normal" fo:font-style="normal" officeooo:rsid="0212fc4a" style:font-weight-asian="normal" style:font-weight-complex="normal"/>
    </style:style>
    <style:style style:name="T71" style:family="text">
      <style:text-properties fo:font-variant="normal" fo:text-transform="none" fo:color="#000000" style:font-name="Liberation Serif" fo:font-size="12pt" fo:letter-spacing="normal" fo:font-style="normal" officeooo:rsid="02341c7a" style:font-weight-asian="normal" style:font-weight-complex="normal"/>
    </style:style>
    <style:style style:name="T72" style:family="text">
      <style:text-properties fo:font-variant="normal" fo:text-transform="none" fo:color="#000000" style:font-name="Roboto" fo:font-size="10.5pt" fo:letter-spacing="normal" fo:font-style="normal" fo:font-weight="normal" officeooo:rsid="021933fd" fo:background-color="transparent" loext:char-shading-value="0" style:font-size-asian="12pt" style:font-weight-asian="normal" style:font-size-complex="12pt" style:font-weight-complex="normal"/>
    </style:style>
    <style:style style:name="T73" style:family="text">
      <style:text-properties fo:font-variant="normal" fo:text-transform="none" fo:color="#000000" style:font-name="Roboto" fo:font-size="10.5pt" fo:letter-spacing="normal" fo:font-style="normal" fo:font-weight="normal" officeooo:rsid="021a2fa6" fo:background-color="transparent" loext:char-shading-value="0" style:font-size-asian="12pt" style:font-weight-asian="normal" style:font-size-complex="12pt" style:font-weight-complex="normal" loext:padding="0cm" loext:border="none"/>
    </style:style>
    <style:style style:name="T74" style:family="text">
      <style:text-properties fo:font-variant="normal" fo:text-transform="none" fo:color="#000000" style:font-name="Roboto" fo:font-size="10.5pt" fo:letter-spacing="normal" fo:font-style="normal" officeooo:rsid="021933fd" fo:background-color="transparent" loext:char-shading-value="0" style:font-size-asian="12pt" style:font-size-complex="12pt"/>
    </style:style>
    <style:style style:name="T75" style:family="text">
      <style:text-properties fo:font-variant="normal" fo:text-transform="none" fo:color="#000000" style:text-position="super 58%" style:font-name="Liberation Serif" fo:font-size="12pt" fo:letter-spacing="normal" fo:font-style="normal" fo:font-weight="normal" officeooo:rsid="021df204" fo:background-color="transparent" loext:char-shading-value="0" style:font-size-asian="12pt" style:font-weight-asian="normal" style:font-size-complex="12pt" style:font-weight-complex="normal"/>
    </style:style>
    <style:style style:name="T76" style:family="text">
      <style:text-properties fo:color="#000000" style:font-name="Liberation Serif" fo:font-weight="normal" officeooo:rsid="020abe3f" style:font-weight-asian="normal" style:font-weight-complex="normal"/>
    </style:style>
    <style:style style:name="T77" style:family="text">
      <style:text-properties fo:color="#000000" style:font-name="Liberation Serif" style:font-weight-asian="normal" style:font-weight-complex="normal"/>
    </style:style>
    <style:style style:name="T78" style:family="text">
      <style:text-properties fo:color="#000000" style:font-name="Liberation Serif" officeooo:rsid="021a2fa6" style:font-weight-asian="normal" style:font-weight-complex="normal"/>
    </style:style>
    <style:style style:name="T79" style:family="text">
      <style:text-properties fo:color="#000000" style:font-name="Liberation Serif" officeooo:rsid="021b0f87" style:font-weight-asian="normal" style:font-weight-complex="normal"/>
    </style:style>
    <style:style style:name="T80" style:family="text">
      <style:text-properties fo:color="#000000" fo:font-weight="normal" fo:background-color="transparent" loext:char-shading-value="0" style:font-weight-asian="normal" style:font-weight-complex="normal"/>
    </style:style>
    <style:style style:name="T81" style:family="text">
      <style:text-properties fo:color="#000000" fo:font-weight="normal" officeooo:rsid="021788bf" fo:background-color="transparent" loext:char-shading-value="0" style:font-weight-asian="normal" style:font-weight-complex="normal"/>
    </style:style>
    <style:style style:name="T82" style:family="text">
      <style:text-properties fo:color="#000000" fo:font-weight="normal" officeooo:rsid="0218d0e0" fo:background-color="transparent" loext:char-shading-value="0" style:font-weight-asian="normal" style:font-weight-complex="normal"/>
    </style:style>
    <style:style style:name="T83" style:family="text">
      <style:text-properties style:font-name="Liberation Serif" style:font-weight-asian="normal" style:font-weight-complex="normal"/>
    </style:style>
    <style:style style:name="T84" style:family="text">
      <style:text-properties style:font-name="Liberation Serif" officeooo:rsid="021b0f87"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BCB IT Stuff recording </text:span><text:span text:style-name="T4">7</text:span><text:span text:style-name="T3"> </text:span><text:span text:style-name="T4">March</text:span><text:span text:style-name="T1"> 201</text:span><text:span text:style-name="T2">8</text:span><text:span text:style-name="T1"> transmission </text:span><text:span text:style-name="T4">8</text:span><text:span text:style-name="T2">/</text:span><text:span text:style-name="T4">9</text:span><text:span text:style-name="T2"> </text:span><text:span text:style-name="T4">March</text:span><text:span text:style-name="T2"> 2018</text:span></text:p>
      <text:p text:style-name="P14"><text:span text:style-name="T4">[0] </text:span><text:span text:style-name="T8">Hello, hello, hello out there. It is time for your favourite internet show about the internet – IT STUFF, with yours sincerely, shi.</text:span></text:p>
      <text:p text:style-name="P14"><text:span text:style-name="T5">[1min] </text:span><text:span text:style-name="T8">I’m missing my usual cohort of presenters – it is, after all, International Women’s Day so you know, I need to work twice as hard to earn the same amount of of recognition. Listeners – we have a lot to cover in the next 30 minutes so I suggest you get a strong cup of delicious hot beverage, sit tight and try not to swear so much. I’ll try to keep it </text:span><text:span text:style-name="T10">tasteful</text:span><text:span text:style-name="T8">. </text:span><text:span text:style-name="T10">One more thing before we dig in – throughout the broadcast, I’ll be playing question roulette. </text:span><text:span text:style-name="T12">For the past few weeks, BCB Radio has been holding womens radio workshops leading up to today’s broadcast. </text:span><text:span text:style-name="T11">During the Radio Venus workshops, I’ve </text:span><text:span text:style-name="T12">been asked some </text:span><text:span text:style-name="T10">question</text:span><text:span text:style-name="T12">s</text:span><text:span text:style-name="T10"> about tech in general </text:span><text:span text:style-name="T12">so I’ll be playing them out randomly throughout the show.</text:span></text:p>
      <text:p text:style-name="P18"><text:span text:style-name="Strong_20_Emphasis"><text:span text:style-name="T42">[</text:span></text:span><text:span text:style-name="Strong_20_Emphasis"><text:span text:style-name="T56">2</text:span></text:span><text:span text:style-name="Strong_20_Emphasis"><text:span text:style-name="T42"> min] </text:span></text:span><text:span text:style-name="Strong_20_Emphasis"><text:span text:style-name="T43">Question roulette time!</text:span></text:span></text:p>
      <text:p text:style-name="P3"><text:span text:style-name="T14">Q</text:span><text:span text:style-name="T13">1 – </text:span><text:span text:style-name="T15">I’m afraid I have bad news – there is no technical solution. This is fundamentally a people problem – </text:span><text:span text:style-name="T16">it’s like asking, “ My son is about to have conversations with people. How do I stop him from having bad conversations with people?”</text:span></text:p>
      <text:p text:style-name="P3"><text:span text:style-name="T16">Obviously, one way is to stop him from having conversations with anyone ever, except when you’re present – so that you can monitor and control the conversation to your liking. </text:span><text:span text:style-name="T15">I mean, have you </text:span><text:span text:style-name="T16">seen that</text:span><text:span text:style-name="T15"> Black Mirror </text:span><text:span text:style-name="T16">episode</text:span><text:span text:style-name="T15">?</text:span></text:p>
      <text:p text:style-name="P7"><text:span text:style-name="T15">T</text:span><text:span text:style-name="T17">eaching and talking to your kids </text:span><text:span text:style-name="T21">might seem the obvious solution to this problem and I think it’s important not to single out communication using technology from any other form of communication. Just because it’s ‘tech’ does not mean there is a magic fix to the same problems you would have if it wasn’t ‘tech’. Again, I will bring up the Black Mirror episode – as humans, we are fixated on fixing things – in this case, social problems with rules. Rules that we have been trying to apply to social situations for thousands of years. </text:span><text:span text:style-name="T18">Technology is not magic, it’s still governed by the same rules, the same people and the same problems. So to summarise, there is no magical technical solution – just talk to your kids.</text:span></text:p>
      <text:p text:style-name="P12"><text:span text:style-name="T18">G</text:span><text:span text:style-name="T13">roup discussion here.</text:span></text:p>
      <text:p text:style-name="P13"><text:span text:style-name="T4">[</text:span><text:span text:style-name="T7">6</text:span><text:span text:style-name="T4"> min] </text:span><text:span text:style-name="T8">First up, we have the RSA </text:span><text:span text:style-name="T9">kerfuffle</text:span><text:span text:style-name="T8">. </text:span><text:span text:style-name="T9">What’s this then?</text:span><text:span text:style-name="T76"> It says here - t</text:span><text:span text:style-name="T14">he RSA Conference is one of the world's largest cybersecurity gatherings. It takes place in San Francisco and around 45,000 people attend each year. </text:span><text:span text:style-name="T21">So what’s new about this year? Apparently, women speakers. They don’t seem to exist – nobody knows where they are or if they </text:span><text:span text:style-name="T22">are even out there</text:span><text:span text:style-name="T21">. Let’s face it, this isn’t the first conference to do this. It’s such an issue that we have websites like, ‘Gender Avenger’ -</text:span><text:span text:style-name="T23"> </text:span><text:span text:style-name="Strong_20_Emphasis"><text:span text:style-name="T23">A community that ensures women are represented in the public dialog. </text:span></text:span><text:span text:style-name="Strong_20_Emphasis"><text:span text:style-name="T24">On their website and social media presence, Gender Avenger calls out conferences and events that lack diversity in their panel of speakers. It’s a great cause but more importantly, it highlights how much this happens so often.</text:span></text:span></text:p>
      <text:p text:style-name="P15"><text:span text:style-name="Strong_20_Emphasis"><text:span text:style-name="T38">[</text:span></text:span><text:span text:style-name="Strong_20_Emphasis"><text:span text:style-name="T41">7</text:span></text:span><text:span text:style-name="Strong_20_Emphasis"><text:span text:style-name="T38"> min]</text:span></text:span><text:span text:style-name="Strong_20_Emphasis"><text:span text:style-name="T24"> So back to RSA – turns out </text:span></text:span><text:span text:style-name="Strong_20_Emphasis"><text:span text:style-name="T80">a group of women and their allies </text:span></text:span><text:span text:style-name="Strong_20_Emphasis"><text:span text:style-name="T81">have</text:span></text:span><text:span text:style-name="Strong_20_Emphasis"><text:span text:style-name="T80"> organized an alternate conference to run at the same time and in the same city. </text:span></text:span><text:span text:style-name="Strong_20_Emphasis"><text:span text:style-name="T81">‘Our Security Advocates Conference’ or OURSA will be held about a mile from the </text:span></text:span><text:span text:style-name="Strong_20_Emphasis"><text:span text:style-name="T82">original conference and there will be a live feed as well so everyone can take part.</text:span></text:span></text:p>
      <text:p text:style-name="P7"><text:span text:style-name="Strong_20_Emphasis"><text:span text:style-name="T42">[</text:span></text:span><text:span text:style-name="Strong_20_Emphasis"><text:span text:style-name="T57">8</text:span></text:span><text:span text:style-name="Strong_20_Emphasis"><text:span text:style-name="T42"> min] </text:span></text:span><text:span text:style-name="Strong_20_Emphasis"><text:span text:style-name="T43">Question roulette time!</text:span></text:span></text:p>
      <text:p text:style-name="P3"><text:span text:style-name="T13">Q2 – </text:span><text:span text:style-name="T18">Let’s talk about robots – or in this case, we all know it’s about AI or Artificial Intelligence. The way people are talking about ai right now is similar to the way computers were spoken about in the 1960s - ‘fear of the unknown’ and the ‘possibility that these new robot computer overlords’ will know everything and be right all the time and take over the planet. Are these fears justified? </text:span><text:span text:style-name="T19">Sure – the same way any fear of the unknown is justified. The best way to deal with it, is to make it known, to understand what’s going on and to make sure you personally take as much control over the future as possible. For instance, social media – I can’t stand the thing so I don’t use it. </text:span></text:p>
      <text:p text:style-name="P11"><text:soft-page-break/><text:span text:style-name="Strong_20_Emphasis"><text:span text:style-name="T28">In the tech world, people are relatively unafraid of technology going too far. The biggest fear stems from politicians and corporations using technology for great evil and the rest of the world not understanding that it’s evil until it’s too late. I can safely say, that’s the general fear shared amongst all techies.</text:span></text:span></text:p>
      <text:p text:style-name="P5"><text:span text:style-name="Strong_20_Emphasis"><text:span text:style-name="T42">[</text:span></text:span><text:span text:style-name="Strong_20_Emphasis"><text:span text:style-name="T58">10</text:span></text:span><text:span text:style-name="Strong_20_Emphasis"><text:span text:style-name="T42"> min] </text:span></text:span><text:span text:style-name="Strong_20_Emphasis"><text:span text:style-name="T44">Youtube of the Month</text:span></text:span></text:p>
      <text:p text:style-name="P6"><text:span text:style-name="Strong_20_Emphasis"><text:span text:style-name="T25">Naomi ‘</text:span></text:span><text:span text:style-name="Strong_20_Emphasis"><text:span text:style-name="T26">SexyCyborg’ Wu</text:span></text:span><text:span text:style-name="Strong_20_Emphasis"><text:span text:style-name="T25"> </text:span></text:span><text:a xlink:type="simple" xlink:href="https://www.youtube.com/c/SexyCyborg" text:style-name="Internet_20_link" text:visited-style-name="Visited_20_Internet_20_Link"><text:span text:style-name="Strong_20_Emphasis">https://www.youtube.com/c/SexyCyborg</text:span></text:a></text:p>
      <text:p text:style-name="P6"><text:span text:style-name="Strong_20_Emphasis"><text:span text:style-name="T25">“</text:span></text:span><text:span text:style-name="Strong_20_Emphasis"><text:span text:style-name="T72">I'm a Maker and Web developer from Shenzhen, China. I like to show what life here is like here and sometimes post small projects that I'm working on.”</text:span></text:span></text:p>
      <text:p text:style-name="P6"><text:span text:style-name="Strong_20_Emphasis"><text:span text:style-name="T25">Sheetal ‘</text:span></text:span><text:span text:style-name="Strong_20_Emphasis"><text:span text:style-name="T26">Tech Devi’ </text:span></text:span><text:span text:style-name="Strong_20_Emphasis"><text:span text:style-name="T27">Chintapatla</text:span></text:span></text:p>
      <text:p text:style-name="P6"><text:span text:style-name="Strong_20_Emphasis"><text:span text:style-name="T27">“</text:span></text:span><text:span text:style-name="Strong_20_Emphasis"><text:span text:style-name="T73">I'm an Engineering student and very much interested in Electronics and Tech. So, I'll be making videos on simple and useful electronic projects</text:span></text:span><text:span text:style-name="Strong_20_Emphasis"><text:span text:style-name="T27">.”</text:span></text:span></text:p>
      <text:p text:style-name="P11"><text:span text:style-name="Strong_20_Emphasis"><text:span text:style-name="T42">[</text:span></text:span><text:span text:style-name="Strong_20_Emphasis"><text:span text:style-name="T46">1</text:span></text:span><text:span text:style-name="Strong_20_Emphasis"><text:span text:style-name="T59">3</text:span></text:span><text:span text:style-name="Strong_20_Emphasis"><text:span text:style-name="T42"> min] </text:span></text:span><text:span text:style-name="Strong_20_Emphasis"><text:span text:style-name="T43">Question roulette time!</text:span></text:span></text:p>
      <text:p text:style-name="P3"><text:span text:style-name="T14">Q</text:span><text:span text:style-name="T13">3 – </text:span><text:span text:style-name="T20">D</text:span><text:span text:style-name="T13">igital literacy </text:span><text:span text:style-name="T20">is as important as literacy. In fact, it’s impossible to be digitally literate without knowing how to read and write. It is the absolute minimum to function in modern society – we have libraries and community centres that are encouraging people to come in and use their facilities. These very places are equipped with trained professionals to help the general public to learn. I see no reason why anyone should feel left out anymore than they would feel left out for being illiterate. If anything, I think these initiatives should be better marketed to the people who would greatly benefit from it. </text:span></text:p>
      <text:p text:style-name="P6"><text:span text:style-name="Strong_20_Emphasis"><text:span text:style-name="T42">[</text:span></text:span><text:span text:style-name="Strong_20_Emphasis"><text:span text:style-name="T45">1</text:span></text:span><text:span text:style-name="Strong_20_Emphasis"><text:span text:style-name="T60">5</text:span></text:span><text:span text:style-name="Strong_20_Emphasis"><text:span text:style-name="T42"> min] </text:span></text:span><text:span text:style-name="Strong_20_Emphasis"><text:span text:style-name="T45">Singularity Watch</text:span></text:span></text:p>
      <text:p text:style-name="P9"><text:span text:style-name="Strong_20_Emphasis"><text:span text:style-name="T52">Thank you for tuning in to IT STUFF on International Womens Day! You are listening to BCB Radio 106.6FM</text:span></text:span></text:p>
      <text:p text:style-name="P16"><text:span text:style-name="T79">New s</text:span><text:span text:style-name="T78">tudies and research conclude that commercial artificial intelligence is </text:span><text:span text:style-name="T77">great at </text:span><text:span text:style-name="T79">picking out </text:span><text:span text:style-name="T77">white men, but not </text:span><text:span text:style-name="T79">quite so when it comes to</text:span><text:span text:style-name="T77"> black women. </text:span><text:span text:style-name="T79">So what are the implications? Face it, we know big brother is remotely watching the great sea of faceless conspirators out there for our very own safety, right now, this very moment. What can make this process even better? Even more efficient? Algorithms, of course!</text:span></text:p>
      <text:p text:style-name="P17"><text:span text:style-name="T84">Researchers argue that this</text:span><text:span text:style-name="T83"> software is “very likely” to be used for identifying criminal suspects. </text:span><text:span text:style-name="T84">One error</text:span><text:span text:style-name="T83"> could result in dire consequences, people wrongfully accused of a crime or misidentified from security footage. </text:span></text:p>
      <text:p text:style-name="P19"><text:span text:style-name="T69">So what </text:span><text:span text:style-name="T71">now</text:span><text:span text:style-name="T69">? G</text:span><text:span text:style-name="T68">reater transparency. </text:span><text:span text:style-name="T69">C</text:span><text:span text:style-name="T68">ompanies </text:span><text:span text:style-name="T69">are </text:span><text:span text:style-name="T68">to provide information on the demographic and phenotypic images used to train AI models as well as reporting performance levels for each different subgroup. </text:span><text:span text:style-name="T69">Besides, </text:span><text:span text:style-name="T70">AI systems are only as effective as the data they’re trained on. Bad training data can lead to higher error rates and biased decision making, even when the underlying model is sound.</text:span></text:p>
      <text:p text:style-name="P2"><text:span text:style-name="Strong_20_Emphasis"><text:span text:style-name="T42">[</text:span></text:span><text:span text:style-name="Strong_20_Emphasis"><text:span text:style-name="T46">1</text:span></text:span><text:span text:style-name="Strong_20_Emphasis"><text:span text:style-name="T61">7</text:span></text:span><text:span text:style-name="Strong_20_Emphasis"><text:span text:style-name="T42"> min] </text:span></text:span><text:span text:style-name="Strong_20_Emphasis"><text:span text:style-name="T43">Question roulette time!</text:span></text:span></text:p>
      <text:p text:style-name="P1"><text:span text:style-name="T13">Q4 – A virus is malicious code designed by a human. We need to understand that a virus is not self aware - it has not manifested itself out of a computer. A virus is written </text:span><text:span text:style-name="T15">by a person to do bad things on purpose.</text:span><text:span text:style-name="T13"> Bad things like deleting files – deleting files is a normal thing to do but here, some thing is deleting your files without your consent.</text:span></text:p>
      <text:p text:style-name="P1"><text:span text:style-name="T15">Now why do we call it a virus? Well, a</text:span><text:span text:style-name="T13">s well as doing </text:span><text:span text:style-name="T15">bad</text:span><text:span text:style-name="T13"> things, it also tries to make copies of itself and send itself to other people’s computers. </text:span><text:span text:style-name="T15">Sound familiar? Yes, like a virus you can catch that makes you sick, a computer virus has the ability to replicate itself and infect other people!</text:span></text:p>
      <text:p text:style-name="P7"><text:span text:style-name="Strong_20_Emphasis"><text:span text:style-name="T42">[</text:span></text:span><text:span text:style-name="Strong_20_Emphasis"><text:span text:style-name="T61">18</text:span></text:span><text:span text:style-name="Strong_20_Emphasis"><text:span text:style-name="T42"> min] </text:span></text:span><text:span text:style-name="Strong_20_Emphasis"><text:span text:style-name="T46">Bitcoin</text:span></text:span><text:span text:style-name="Strong_20_Emphasis"><text:span text:style-name="T45"> Watch</text:span></text:span></text:p>
      <text:p text:style-name="P18"><text:span text:style-name="Strong_20_Emphasis"><text:span text:style-name="T29">A quick one this time on a couple of things </text:span></text:span><text:span text:style-name="Strong_20_Emphasis"><text:span text:style-name="T31">that have something in common – music. Pop music to </text:span></text:span><text:soft-page-break/><text:span text:style-name="Strong_20_Emphasis"><text:span text:style-name="T31">be exact. Each member of the J-Pop girl band, 'Virtual Currency Girls' – or Kasotsuka Shojo in Japanese – is named after a different cryptocurrency. Wearing metallic wrestling-style masks and frilly maid outfits, they dance and sing about virtual markets </text:span></text:span><text:span text:style-name="Strong_20_Emphasis"><text:span text:style-name="T32">with their debut single warning listeners to be aware of fraud and to maintain their security online.</text:span></text:span></text:p>
      <text:p text:style-name="P21"><text:span text:style-name="Strong_20_Emphasis"><text:span text:style-name="T33">In other news, 50cent is bankrupt. A month ago, 50cent was reported to have $8million in bitcoin earnings he had forgotten about – allegedly from album sales that were bough</text:span></text:span><text:span text:style-name="Strong_20_Emphasis"><text:span text:style-name="T37">t</text:span></text:span><text:span text:style-name="Strong_20_Emphasis"><text:span text:style-name="T33"> with bitcoins from fans. Turns out, 50cent has no clue what bitcoin even is and was only saying things to make him look cool. Groan.</text:span></text:span></text:p>
      <text:p text:style-name="P2"><text:span text:style-name="Strong_20_Emphasis"><text:span text:style-name="T42">[</text:span></text:span><text:span text:style-name="Strong_20_Emphasis"><text:span text:style-name="T65">19</text:span></text:span><text:span text:style-name="Strong_20_Emphasis"><text:span text:style-name="T42"> min] </text:span></text:span><text:span text:style-name="Strong_20_Emphasis"><text:span text:style-name="T43">Question roulette time!</text:span></text:span></text:p>
      <text:p text:style-name="P4"><text:span text:style-name="T13">Q5 – Emails are a fundamental bit of the internet that’s virtually impossible to get rid off. It’s very hard to sign up to social media type things without an email address so at the very least, you’ll need one as your identity online even if you don’t use it. If it does get replaced, then you’ll have exactly the same problems with the thing that replaces it – too much spam, unsolicited messages etc – I mean, I didn’t use to get cold calls and SMS spam on my mobile phone but now it’s the only thing I get. I’m looking at you, unnamed local clinic. I mean, thank you for updating me about vaccinations and flu jabs but a few texts a day about it will only make me block these helpful messages.</text:span></text:p>
      <text:p text:style-name="P10"><text:span text:style-name="Strong_20_Emphasis"><text:span text:style-name="T42">[</text:span></text:span><text:span text:style-name="Strong_20_Emphasis"><text:span text:style-name="T66">21</text:span></text:span><text:span text:style-name="Strong_20_Emphasis"><text:span text:style-name="T42"> min] </text:span></text:span><text:span text:style-name="Strong_20_Emphasis"><text:span text:style-name="T55">Shi’s World of Stuff</text:span></text:span></text:p>
      <text:p text:style-name="P10"><text:span text:style-name="Strong_20_Emphasis"><text:span text:style-name="T36">Tascam DR-44WL</text:span></text:span></text:p>
      <text:p text:style-name="P10"><text:span text:style-name="Strong_20_Emphasis"><text:span text:style-name="T42">[</text:span></text:span><text:span text:style-name="Strong_20_Emphasis"><text:span text:style-name="T51">25</text:span></text:span><text:span text:style-name="Strong_20_Emphasis"><text:span text:style-name="T42"> min] </text:span></text:span><text:span text:style-name="Strong_20_Emphasis"><text:span text:style-name="T46">Local Events</text:span></text:span></text:p>
      <text:p text:style-name="P9"><text:span text:style-name="Strong_20_Emphasis"><text:span text:style-name="T30">Before we end the show, a couple local tech events for the whole family.</text:span></text:span></text:p>
      <text:p text:style-name="P20"><text:span text:style-name="Strong_20_Emphasis"><text:span text:style-name="T30">The Yorkshire Sound Women Network are inviting all women to a free special networks meetup in Leeds on Sunday, March 25</text:span></text:span><text:span text:style-name="Strong_20_Emphasis"><text:span text:style-name="T75">th</text:span></text:span><text:span text:style-name="Strong_20_Emphasis"><text:span text:style-name="T30"> from 9am until 5pm. There will be special speakers and an opportunity to hear a summary of last year’s activities, followed by a round table discussion on sonic work.</text:span></text:span></text:p>
      <text:p text:style-name="P20"><text:span text:style-name="Strong_20_Emphasis"><text:span text:style-name="T30">Bradford Coder Dojo is back on the 24</text:span></text:span><text:span text:style-name="Strong_20_Emphasis"><text:span text:style-name="T75">th</text:span></text:span><text:span text:style-name="Strong_20_Emphasis"><text:span text:style-name="T30"> of March, 9:30am to noon at the Innovation Centre in Little Germany. If you’re a family interested in coding and technology but don’t know how, come join us.</text:span></text:span></text:p>
      <text:p text:style-name="P20"><text:span text:style-name="Strong_20_Emphasis"><text:span text:style-name="T30">For both events, go to Eventbrite and search for Yorkshire Sound Women Network or Bradford Coder Dojo respectively.</text:span></text:span></text:p>
      <text:p text:style-name="P22"><text:span text:style-name="Strong_20_Emphasis"><text:span text:style-name="T34">Thank you for joining me, I’ll see you again next month with the usual band of suspects. I leave you now with </text:span></text:span><text:span text:style-name="Strong_20_Emphasis"><text:span text:style-name="T35">Grimes.</text:span></text:span></text:p>
      <text:p text:style-name="P8"><text:span text:style-name="Strong_20_Emphasis"><text:span text:style-name="T42">[</text:span></text:span><text:span text:style-name="Strong_20_Emphasis"><text:span text:style-name="T47">2</text:span></text:span><text:span text:style-name="Strong_20_Emphasis"><text:span text:style-name="T48">5</text:span></text:span><text:span text:style-name="Strong_20_Emphasis"><text:span text:style-name="T47"> min </text:span></text:span><text:span text:style-name="Strong_20_Emphasis"><text:span text:style-name="T49">52</text:span></text:span><text:span text:style-name="Strong_20_Emphasis"><text:span text:style-name="T50"> sec</text:span></text:span><text:span text:style-name="Strong_20_Emphasis"><text:span text:style-name="T42">] </text:span></text:span><text:span text:style-name="Strong_20_Emphasis"><text:span text:style-name="T51">MUSIC</text:span></text:span></text:p>
      <text:p text:style-name="Text_20_body"><text:span text:style-name="Strong_20_Emphasis"><text:span text:style-name="T53">GRIMES - </text:span></text:span><text:span text:style-name="Strong_20_Emphasis"><text:span text:style-name="T64">REALiTi</text:span></text:span><text:span text:style-name="Strong_20_Emphasis"><text:span text:style-name="T53"> </text:span></text:span><text:span text:style-name="Strong_20_Emphasis"><text:span text:style-name="T54">4:2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freesans, sans-serif"/>
    <style:font-face style:name="Arimo" svg:font-family="Arimo, Arial, FreeSans, Helvetica, sans-serif"/>
    <style:font-face style:name="Benton Sans" svg:font-family="'Benton Sans', apple-system, BlinkMacSystemFont, Roboto, 'Helvetica Neue', Helvetica, Tahoma, Arial, sans-serif"/>
    <style:font-face style:name="Helmet" svg:font-family="Helmet, Freesans, Helvetica, Arial, sans-serif"/>
    <style:font-face style:name="Helvetica" svg:font-family="Helvetica, sans-serif"/>
    <style:font-face style:name="HelveticaNeue-Light" svg:font-family="HelveticaNeue-Light, HelvLightIBM, Arial, sans-serif"/>
    <style:font-face style:name="Lohit Marathi1" svg:font-family="'Lohit Marathi'"/>
    <style:font-face style:name="Roboto" svg:font-family="Roboto, Arial, sans-serif"/>
    <style:font-face style:name="Source Sans Pro" svg:font-family="'Source Sans Pro', 'Helvetica Neue', Helvetica, Arial, sans-serif"/>
    <style:font-face style:name="arial" svg:font-family="arial, sans-serif"/>
    <style:font-face style:name="proxima-nova" svg:font-family="proxima-nov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8-03-07T23:25:48.635614240</dc:date>
    <meta:editing-duration>PT17H56M1S</meta:editing-duration>
    <meta:editing-cycles>123</meta:editing-cycles>
    <meta:generator>LibreOffice/5.4.2.2$Linux_X86_64 LibreOffice_project/40m0$Build-2</meta:generator>
    <meta:document-statistic meta:table-count="0" meta:image-count="0" meta:object-count="0" meta:page-count="3" meta:paragraph-count="43" meta:word-count="1686" meta:character-count="9621" meta:non-whitespace-character-count="7947"/>
  </office:meta>
</office:document-meta>
</file>